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arators.nullsHig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ators.nullsL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ators.nullsHigh( Comparator &lt; T &gt; com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ators.nullsLow( Comparator &lt; T &gt; com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ators.compar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